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b3cac7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a6a6" loext:char-shading-value="0"/>
    </style:style>
    <style:style style:name="T4" style:family="text">
      <style:text-properties fo:background-color="#ffa6a6" loext:char-shading-value="0"/>
    </style:style>
    <style:style style:name="T5" style:family="text">
      <style:text-properties fo:background-color="#b3cac7" loext:char-shading-value="0"/>
    </style:style>
    <style:style style:name="T6" style:family="text">
      <style:text-properties fo:background-color="#b3cac7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ll_color <text:s text:c="6"/>= grey</text:p>
      <text:p text:style-name="Standard">color <text:s text:c="11"/>= black</text:p>
      <text:p text:style-name="Standard">stroke_thickness = 1</text:p>
      <text:p text:style-name="Standard">r1 <text:s text:c="14"/>= 0.5r</text:p>
      <text:p text:style-name="Standard">r0 <text:s text:c="14"/>= 1r</text:p>
      <text:p text:style-name="Standard"/>
      <text:p text:style-name="Standard">&lt;highlights&gt;</text:p>
      <text:p text:style-name="Standard"/>
      <text:p text:style-name="Standard">&lt;highlight&gt;</text:p>
      <text:p text:style-name="Standard"/>
      <text:p text:style-name="Standard">#Positive band BGCs</text:p>
      <text:p text:style-name="Standard">init_counter = highlight:1</text:p>
      <text:p text:style-name="Standard">file = /<text:span text:style-name="T2">home/andres/Documents/Lab_Actino/Genomes/Brevibacterium_HBE7/Circos/CDSs_positive.txt</text:span></text:p>
      <text:p text:style-name="Standard">fill_color = <text:span text:style-name="T6">180, 205, 222</text:span></text:p>
      <text:p text:style-name="Standard">r1 = 0.91r</text:p>
      <text:p text:style-name="Standard">r0 = 0.96r</text:p>
      <text:p text:style-name="Standard">&lt;/highlight&gt;</text:p>
      <text:p text:style-name="Standard"/>
      <text:p text:style-name="Standard">&lt;highlight&gt;</text:p>
      <text:p text:style-name="Standard"/>
      <text:p text:style-name="Standard"/>
      <text:p text:style-name="Standard"><text:span text:style-name="T2">file = /home/andres/Documents/Lab_Actino/Genomes/Brevibacterium_HBE7/Circos/CDSs_negative.txt</text:span></text:p>
      <text:p text:style-name="P1">fill_color = 180, 222, 187</text:p>
      <text:p text:style-name="Standard">r1 = 0.84r</text:p>
      <text:p text:style-name="Standard">r0 = 0.89r</text:p>
      <text:p text:style-name="Standard">&lt;/highlight&gt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2:10:48.277926970</meta:creation-date>
    <dc:date>2021-08-31T12:13:58.445968597</dc:date>
    <meta:editing-duration>PT3M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54" meta:character-count="492" meta:non-whitespace-character-count="413"/>
  </office:meta>
</office:document-meta>
</file>